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37c0f" officeooo:paragraph-rsid="00037c0f"/>
    </style:style>
    <style:style style:name="P2" style:family="paragraph" style:parent-style-name="Text_20_body">
      <style:text-properties officeooo:paragraph-rsid="00037c0f"/>
    </style:style>
    <style:style style:name="P3" style:family="paragraph" style:parent-style-name="Text_20_body" style:list-style-name="L1">
      <style:text-properties officeooo:rsid="00037c0f" officeooo:paragraph-rsid="00037c0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7c0f" style:font-weight-asian="bold" style:font-weight-complex="bold"/>
    </style:style>
    <style:style style:name="T3" style:family="text">
      <style:text-properties officeooo:rsid="00037c0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actical 2</text:h>
      <text:p text:style-name="Horizontal_20_Line"/>
      <text:p text:style-name="P1"><text:span text:style-name="T1">Objective</text:span> :<text:tab/>Study of Network Devices.</text:p>
      <text:p text:style-name="P2"><text:span text:style-name="T2">Thoery</text:span><text:span text:style-name="T3"> :<text:tab/>Network devices are the hardware components that enable <text:tab/><text:tab/><text:tab/><text:tab/>communication and data transfer between devices on a computer <text:tab/><text:tab/><text:tab/>network. They are essential for connecting computers, printers, <text:tab/><text:tab/><text:tab/>servers, and other devices, allowing them to share resources.</text:span></text:p>
      <text:p text:style-name="P1"><text:tab/><text:tab/>Some common network devices are:</text:p>
      <text:list text:style-name="L1">
        <text:list-item>
          <text:list>
            <text:list-item>
              <text:p text:style-name="P3"><text:span text:style-name="T1">Hub</text:span>: A basic device that connects multiple devices in a network, but it simply broadcasts data to all connected devices, making it inefficient for larger networks.</text:p>
            </text:list-item>
            <text:list-item>
              <text:p text:style-name="P3"><text:span text:style-name="T1">Switch</text:span>: A more intelligent device than a hub, a switch learns the MAC addresses of connected devices and forwards data only to the intended recipient, improving network efficiency.</text:p>
            </text:list-item>
            <text:list-item>
              <text:p text:style-name="P3"><text:span text:style-name="T1">Router</text:span>: A device that connects different networks together, such as a local network to the internet. Routers determine the best path for data to travel between networks.</text:p>
            </text:list-item>
            <text:list-item>
              <text:p text:style-name="P3"><text:span text:style-name="T1">Bridge</text:span>: A device that connects two network segments together at the data link layer, forwarding data between them based on MAC addresses.</text:p>
            </text:list-item>
            <text:list-item>
              <text:p text:style-name="P3"><text:span text:style-name="T1">Gateway</text:span>: A device that connects networks using different protocols, translating data between them so that devices on different networks can communicate.</text:p>
            </text:list-item>
            <text:list-item>
              <text:p text:style-name="P3"><text:span text:style-name="T1">Repeater</text:span>: A device that amplifies a signal to extend its range, used to overcome signal degradation over long distances.</text:p>
            </text:list-item>
            <text:list-item>
              <text:p text:style-name="P3"><text:span text:style-name="T1">Modem</text:span>: A device that modulates and demodulates signals, converting digital data to analog signals for transmission over telephone or cable lines, and vice versa.</text:p>
            </text:list-item>
            <text:list-item>
              <text:p text:style-name="P3"><text:span text:style-name="T1">Network</text:span> <text:span text:style-name="T1">Interface</text:span> <text:span text:style-name="T1">Card</text:span> <text:span text:style-name="T1">(NIC):</text:span> A card installed in a computer that allows it to connect to a network. NICs can be wired or wireless.</text:p>
            </text:list-item>
            <text:list-item>
              <text:p text:style-name="P3"><text:span text:style-name="T1">Firewall</text:span>: A device or software that controls network traffic, blocking unauthorized access and protecting the network from security threats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IN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IN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ivyanshu Yadav</meta:initial-creator>
    <meta:creation-date>2025-02-12T10:08:18.552313782</meta:creation-date>
    <dc:date>2025-02-12T10:32:47.556319052</dc:date>
    <dc:creator>Divyanshu Yadav</dc:creator>
    <meta:editing-duration>PT3M37S</meta:editing-duration>
    <meta:editing-cycles>1</meta:editing-cycles>
    <meta:document-statistic meta:table-count="0" meta:image-count="0" meta:object-count="0" meta:page-count="1" meta:paragraph-count="13" meta:word-count="268" meta:character-count="1706" meta:non-whitespace-character-count="1448"/>
    <meta:generator>LibreOffice/25.2.0.3$Linux_X86_64 LibreOffice_project/520$Build-3</meta:generator>
  </office:meta>
</office:document-meta>
</file>